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296.95mm" svg:height="89.99mm" svg:x="42.07mm" svg:y="1mm">
            <draw:object draw:notify-on-update-of-ranges="output.B2:output.B100 output.C1:output.C1 output.C2:output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fuerz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office:value-type="float" office:value="-1.0638945" calcext:value-type="float">
            <text:p>-1,0638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8" calcext:value-type="float">
            <text:p>0,418</text:p>
          </table:table-cell>
          <table:table-cell office:value-type="float" office:value="-1.0910682" calcext:value-type="float">
            <text:p>-1,0910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1" calcext:value-type="float">
            <text:p>0,721</text:p>
          </table:table-cell>
          <table:table-cell office:value-type="float" office:value="-1.11834" calcext:value-type="float">
            <text:p>-1,11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4" calcext:value-type="float">
            <text:p>1,024</text:p>
          </table:table-cell>
          <table:table-cell office:value-type="float" office:value="-1.1416878" calcext:value-type="float">
            <text:p>-1,1416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7" calcext:value-type="float">
            <text:p>1,327</text:p>
          </table:table-cell>
          <table:table-cell office:value-type="float" office:value="-1.1479662" calcext:value-type="float">
            <text:p>-1,1479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29" calcext:value-type="float">
            <text:p>1,629</text:p>
          </table:table-cell>
          <table:table-cell office:value-type="float" office:value="-0.8514099" calcext:value-type="float">
            <text:p>-0,85140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32" calcext:value-type="float">
            <text:p>1,932</text:p>
          </table:table-cell>
          <table:table-cell office:value-type="float" office:value="4.5010242" calcext:value-type="float">
            <text:p>4,5010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34" calcext:value-type="float">
            <text:p>2,234</text:p>
          </table:table-cell>
          <table:table-cell office:value-type="float" office:value="7.3819269" calcext:value-type="float">
            <text:p>7,3819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36" calcext:value-type="float">
            <text:p>2,536</text:p>
          </table:table-cell>
          <table:table-cell office:value-type="float" office:value="1.5271227" calcext:value-type="float">
            <text:p>1,5271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39" calcext:value-type="float">
            <text:p>2,839</text:p>
          </table:table-cell>
          <table:table-cell office:value-type="float" office:value="0.5263065" calcext:value-type="float">
            <text:p>0,5263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41" calcext:value-type="float">
            <text:p>3,141</text:p>
          </table:table-cell>
          <table:table-cell office:value-type="float" office:value="0.4543992" calcext:value-type="float">
            <text:p>0,4543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43" calcext:value-type="float">
            <text:p>3,443</text:p>
          </table:table-cell>
          <table:table-cell office:value-type="float" office:value="0.4409595" calcext:value-type="float">
            <text:p>0,4409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45" calcext:value-type="float">
            <text:p>3,745</text:p>
          </table:table-cell>
          <table:table-cell office:value-type="float" office:value="0.4403709" calcext:value-type="float">
            <text:p>0,440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48" calcext:value-type="float">
            <text:p>4,048</text:p>
          </table:table-cell>
          <table:table-cell office:value-type="float" office:value="0.4516524" calcext:value-type="float">
            <text:p>0,4516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5" calcext:value-type="float">
            <text:p>4,35</text:p>
          </table:table-cell>
          <table:table-cell office:value-type="float" office:value="0.4686237" calcext:value-type="float">
            <text:p>0,4686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52" calcext:value-type="float">
            <text:p>4,652</text:p>
          </table:table-cell>
          <table:table-cell office:value-type="float" office:value="0.4831425" calcext:value-type="float">
            <text:p>0,4831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54" calcext:value-type="float">
            <text:p>4,954</text:p>
          </table:table-cell>
          <table:table-cell office:value-type="float" office:value="0.4927563" calcext:value-type="float">
            <text:p>0,49275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57" calcext:value-type="float">
            <text:p>5,257</text:p>
          </table:table-cell>
          <table:table-cell office:value-type="float" office:value="0.5018796" calcext:value-type="float">
            <text:p>0,5018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59" calcext:value-type="float">
            <text:p>5,559</text:p>
          </table:table-cell>
          <table:table-cell office:value-type="float" office:value="0.4752945" calcext:value-type="float">
            <text:p>0,47529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861" calcext:value-type="float">
            <text:p>5,861</text:p>
          </table:table-cell>
          <table:table-cell office:value-type="float" office:value="0.434583" calcext:value-type="float">
            <text:p>0,434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63" calcext:value-type="float">
            <text:p>6,163</text:p>
          </table:table-cell>
          <table:table-cell office:value-type="float" office:value="0.4185927" calcext:value-type="float">
            <text:p>0,41859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66" calcext:value-type="float">
            <text:p>6,466</text:p>
          </table:table-cell>
          <table:table-cell office:value-type="float" office:value="0.4144725" calcext:value-type="float">
            <text:p>0,41447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68" calcext:value-type="float">
            <text:p>6,768</text:p>
          </table:table-cell>
          <table:table-cell office:value-type="float" office:value="0.4206528" calcext:value-type="float">
            <text:p>0,4206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07" calcext:value-type="float">
            <text:p>7,07</text:p>
          </table:table-cell>
          <table:table-cell office:value-type="float" office:value="0.4197699" calcext:value-type="float">
            <text:p>0,41976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73" calcext:value-type="float">
            <text:p>7,373</text:p>
          </table:table-cell>
          <table:table-cell office:value-type="float" office:value="0.4269312" calcext:value-type="float">
            <text:p>0,42693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675" calcext:value-type="float">
            <text:p>7,675</text:p>
          </table:table-cell>
          <table:table-cell office:value-type="float" office:value="0.4384089" calcext:value-type="float">
            <text:p>0,43840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978" calcext:value-type="float">
            <text:p>7,978</text:p>
          </table:table-cell>
          <table:table-cell office:value-type="float" office:value="0.452241" calcext:value-type="float">
            <text:p>0,4522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28" calcext:value-type="float">
            <text:p>8,28</text:p>
          </table:table-cell>
          <table:table-cell office:value-type="float" office:value="0.46107" calcext:value-type="float">
            <text:p>0,46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82" calcext:value-type="float">
            <text:p>8,582</text:p>
          </table:table-cell>
          <table:table-cell office:value-type="float" office:value="0.3300084" calcext:value-type="float">
            <text:p>0,33000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885" calcext:value-type="float">
            <text:p>8,885</text:p>
          </table:table-cell>
          <table:table-cell office:value-type="float" office:value="-0.2345571" calcext:value-type="float">
            <text:p>-0,2345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187" calcext:value-type="float">
            <text:p>9,187</text:p>
          </table:table-cell>
          <table:table-cell office:value-type="float" office:value="-0.3864159" calcext:value-type="float">
            <text:p>-0,3864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489" calcext:value-type="float">
            <text:p>9,489</text:p>
          </table:table-cell>
          <table:table-cell office:value-type="float" office:value="-0.3003822" calcext:value-type="float">
            <text:p>-0,30038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92" calcext:value-type="float">
            <text:p>9,792</text:p>
          </table:table-cell>
          <table:table-cell office:value-type="float" office:value="-0.2205288" calcext:value-type="float">
            <text:p>-0,22052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094" calcext:value-type="float">
            <text:p>10,094</text:p>
          </table:table-cell>
          <table:table-cell office:value-type="float" office:value="-0.1519569" calcext:value-type="float">
            <text:p>-0,1519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396" calcext:value-type="float">
            <text:p>10,396</text:p>
          </table:table-cell>
          <table:table-cell office:value-type="float" office:value="-0.0750465" calcext:value-type="float">
            <text:p>-0,07504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699" calcext:value-type="float">
            <text:p>10,699</text:p>
          </table:table-cell>
          <table:table-cell office:value-type="float" office:value="-0.0115758" calcext:value-type="float">
            <text:p>-0,01157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001" calcext:value-type="float">
            <text:p>11,001</text:p>
          </table:table-cell>
          <table:table-cell office:value-type="float" office:value="0.0601353" calcext:value-type="float">
            <text:p>0,06013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303" calcext:value-type="float">
            <text:p>11,303</text:p>
          </table:table-cell>
          <table:table-cell office:value-type="float" office:value="0.1168371" calcext:value-type="float">
            <text:p>0,11683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606" calcext:value-type="float">
            <text:p>11,606</text:p>
          </table:table-cell>
          <table:table-cell office:value-type="float" office:value="0.1650042" calcext:value-type="float">
            <text:p>0,1650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908" calcext:value-type="float">
            <text:p>11,908</text:p>
          </table:table-cell>
          <table:table-cell office:value-type="float" office:value="0.206991" calcext:value-type="float">
            <text:p>0,206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211" calcext:value-type="float">
            <text:p>12,211</text:p>
          </table:table-cell>
          <table:table-cell office:value-type="float" office:value="0.2353419" calcext:value-type="float">
            <text:p>0,23534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513" calcext:value-type="float">
            <text:p>12,513</text:p>
          </table:table-cell>
          <table:table-cell office:value-type="float" office:value="0.258984" calcext:value-type="float">
            <text:p>0,258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815" calcext:value-type="float">
            <text:p>12,815</text:p>
          </table:table-cell>
          <table:table-cell office:value-type="float" office:value="0.2777211" calcext:value-type="float">
            <text:p>0,27772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118" calcext:value-type="float">
            <text:p>13,118</text:p>
          </table:table-cell>
          <table:table-cell office:value-type="float" office:value="0.2931228" calcext:value-type="float">
            <text:p>0,29312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42" calcext:value-type="float">
            <text:p>13,42</text:p>
          </table:table-cell>
          <table:table-cell office:value-type="float" office:value="0.2984202" calcext:value-type="float">
            <text:p>0,29842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722" calcext:value-type="float">
            <text:p>13,722</text:p>
          </table:table-cell>
          <table:table-cell office:value-type="float" office:value="0.305091" calcext:value-type="float">
            <text:p>0,3050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025" calcext:value-type="float">
            <text:p>14,025</text:p>
          </table:table-cell>
          <table:table-cell office:value-type="float" office:value="0.3063663" calcext:value-type="float">
            <text:p>0,30636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327" calcext:value-type="float">
            <text:p>14,327</text:p>
          </table:table-cell>
          <table:table-cell office:value-type="float" office:value="0.3044043" calcext:value-type="float">
            <text:p>0,30440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63" calcext:value-type="float">
            <text:p>14,63</text:p>
          </table:table-cell>
          <table:table-cell office:value-type="float" office:value="0.3033252" calcext:value-type="float">
            <text:p>0,30332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932" calcext:value-type="float">
            <text:p>14,932</text:p>
          </table:table-cell>
          <table:table-cell office:value-type="float" office:value="0.2987145" calcext:value-type="float">
            <text:p>0,2987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234" calcext:value-type="float">
            <text:p>15,234</text:p>
          </table:table-cell>
          <table:table-cell office:value-type="float" office:value="0.2948886" calcext:value-type="float">
            <text:p>0,29488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537" calcext:value-type="float">
            <text:p>15,537</text:p>
          </table:table-cell>
          <table:table-cell office:value-type="float" office:value="0.2949867" calcext:value-type="float">
            <text:p>0,29498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839" calcext:value-type="float">
            <text:p>15,839</text:p>
          </table:table-cell>
          <table:table-cell office:value-type="float" office:value="0.2911608" calcext:value-type="float">
            <text:p>0,29116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141" calcext:value-type="float">
            <text:p>16,141</text:p>
          </table:table-cell>
          <table:table-cell office:value-type="float" office:value="0.2883159" calcext:value-type="float">
            <text:p>0,28831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444" calcext:value-type="float">
            <text:p>16,444</text:p>
          </table:table-cell>
          <table:table-cell office:value-type="float" office:value="0.2886102" calcext:value-type="float">
            <text:p>0,28861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746" calcext:value-type="float">
            <text:p>16,746</text:p>
          </table:table-cell>
          <table:table-cell office:value-type="float" office:value="0.2820375" calcext:value-type="float">
            <text:p>0,28203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049" calcext:value-type="float">
            <text:p>17,049</text:p>
          </table:table-cell>
          <table:table-cell office:value-type="float" office:value="0.2819394" calcext:value-type="float">
            <text:p>0,28193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351" calcext:value-type="float">
            <text:p>17,351</text:p>
          </table:table-cell>
          <table:table-cell office:value-type="float" office:value="0.2801736" calcext:value-type="float">
            <text:p>0,28017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653" calcext:value-type="float">
            <text:p>17,653</text:p>
          </table:table-cell>
          <table:table-cell office:value-type="float" office:value="0.2788983" calcext:value-type="float">
            <text:p>0,27889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955" calcext:value-type="float">
            <text:p>17,955</text:p>
          </table:table-cell>
          <table:table-cell office:value-type="float" office:value="0.2753667" calcext:value-type="float">
            <text:p>0,2753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258" calcext:value-type="float">
            <text:p>18,258</text:p>
          </table:table-cell>
          <table:table-cell office:value-type="float" office:value="0.2740914" calcext:value-type="float">
            <text:p>0,27409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56" calcext:value-type="float">
            <text:p>18,56</text:p>
          </table:table-cell>
          <table:table-cell office:value-type="float" office:value="0.2726199" calcext:value-type="float">
            <text:p>0,27261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862" calcext:value-type="float">
            <text:p>18,862</text:p>
          </table:table-cell>
          <table:table-cell office:value-type="float" office:value="0.2645757" calcext:value-type="float">
            <text:p>0,26457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165" calcext:value-type="float">
            <text:p>19,165</text:p>
          </table:table-cell>
          <table:table-cell office:value-type="float" office:value="0.2639871" calcext:value-type="float">
            <text:p>0,26398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467" calcext:value-type="float">
            <text:p>19,467</text:p>
          </table:table-cell>
          <table:table-cell office:value-type="float" office:value="0.2595726" calcext:value-type="float">
            <text:p>0,25957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77" calcext:value-type="float">
            <text:p>19,77</text:p>
          </table:table-cell>
          <table:table-cell office:value-type="float" office:value="0.2536866" calcext:value-type="float">
            <text:p>0,25368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072" calcext:value-type="float">
            <text:p>20,072</text:p>
          </table:table-cell>
          <table:table-cell office:value-type="float" office:value="0.2519208" calcext:value-type="float">
            <text:p>0,25192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374" calcext:value-type="float">
            <text:p>20,374</text:p>
          </table:table-cell>
          <table:table-cell office:value-type="float" office:value="0.2513322" calcext:value-type="float">
            <text:p>0,25133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677" calcext:value-type="float">
            <text:p>20,677</text:p>
          </table:table-cell>
          <table:table-cell office:value-type="float" office:value="0.2490759" calcext:value-type="float">
            <text:p>0,24907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979" calcext:value-type="float">
            <text:p>20,979</text:p>
          </table:table-cell>
          <table:table-cell office:value-type="float" office:value="0.2477025" calcext:value-type="float">
            <text:p>0,24770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281" calcext:value-type="float">
            <text:p>21,281</text:p>
          </table:table-cell>
          <table:table-cell office:value-type="float" office:value="0.2401488" calcext:value-type="float">
            <text:p>0,24014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584" calcext:value-type="float">
            <text:p>21,584</text:p>
          </table:table-cell>
          <table:table-cell office:value-type="float" office:value="0.2371077" calcext:value-type="float">
            <text:p>0,23710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886" calcext:value-type="float">
            <text:p>21,886</text:p>
          </table:table-cell>
          <table:table-cell office:value-type="float" office:value="0.2338704" calcext:value-type="float">
            <text:p>0,23387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189" calcext:value-type="float">
            <text:p>22,189</text:p>
          </table:table-cell>
          <table:table-cell office:value-type="float" office:value="0.2276901" calcext:value-type="float">
            <text:p>0,22769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491" calcext:value-type="float">
            <text:p>22,491</text:p>
          </table:table-cell>
          <table:table-cell office:value-type="float" office:value="0.2267091" calcext:value-type="float">
            <text:p>0,22670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793" calcext:value-type="float">
            <text:p>22,793</text:p>
          </table:table-cell>
          <table:table-cell office:value-type="float" office:value="0.227592" calcext:value-type="float">
            <text:p>0,227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096" calcext:value-type="float">
            <text:p>23,096</text:p>
          </table:table-cell>
          <table:table-cell office:value-type="float" office:value="0.2213136" calcext:value-type="float">
            <text:p>0,22131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398" calcext:value-type="float">
            <text:p>23,398</text:p>
          </table:table-cell>
          <table:table-cell office:value-type="float" office:value="0.2198421" calcext:value-type="float">
            <text:p>0,21984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701" calcext:value-type="float">
            <text:p>23,701</text:p>
          </table:table-cell>
          <table:table-cell office:value-type="float" office:value="0.2166048" calcext:value-type="float">
            <text:p>0,21660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003" calcext:value-type="float">
            <text:p>24,003</text:p>
          </table:table-cell>
          <table:table-cell office:value-type="float" office:value="0.2114055" calcext:value-type="float">
            <text:p>0,21140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.305" calcext:value-type="float">
            <text:p>24,305</text:p>
          </table:table-cell>
          <table:table-cell office:value-type="float" office:value="0.2084625" calcext:value-type="float">
            <text:p>0,20846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.608" calcext:value-type="float">
            <text:p>24,608</text:p>
          </table:table-cell>
          <table:table-cell office:value-type="float" office:value="0.2090511" calcext:value-type="float">
            <text:p>0,20905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91" calcext:value-type="float">
            <text:p>24,91</text:p>
          </table:table-cell>
          <table:table-cell office:value-type="float" office:value="0.2063043" calcext:value-type="float">
            <text:p>0,20630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213" calcext:value-type="float">
            <text:p>25,213</text:p>
          </table:table-cell>
          <table:table-cell office:value-type="float" office:value="0.2010069" calcext:value-type="float">
            <text:p>0,20100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515" calcext:value-type="float">
            <text:p>25,515</text:p>
          </table:table-cell>
          <table:table-cell office:value-type="float" office:value="0.2037537" calcext:value-type="float">
            <text:p>0,20375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817" calcext:value-type="float">
            <text:p>25,817</text:p>
          </table:table-cell>
          <table:table-cell office:value-type="float" office:value="0.2048328" calcext:value-type="float">
            <text:p>0,20483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12" calcext:value-type="float">
            <text:p>26,12</text:p>
          </table:table-cell>
          <table:table-cell office:value-type="float" office:value="0.1958076" calcext:value-type="float">
            <text:p>0,19580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422" calcext:value-type="float">
            <text:p>26,422</text:p>
          </table:table-cell>
          <table:table-cell office:value-type="float" office:value="0.1948266" calcext:value-type="float">
            <text:p>0,19482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724" calcext:value-type="float">
            <text:p>26,724</text:p>
          </table:table-cell>
          <table:table-cell office:value-type="float" office:value="0.197181" calcext:value-type="float">
            <text:p>0,1971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027" calcext:value-type="float">
            <text:p>27,027</text:p>
          </table:table-cell>
          <table:table-cell office:value-type="float" office:value="0.1956114" calcext:value-type="float">
            <text:p>0,19561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329" calcext:value-type="float">
            <text:p>27,329</text:p>
          </table:table-cell>
          <table:table-cell office:value-type="float" office:value="0.1916874" calcext:value-type="float">
            <text:p>0,19168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.631" calcext:value-type="float">
            <text:p>27,631</text:p>
          </table:table-cell>
          <table:table-cell office:value-type="float" office:value="0.1884501" calcext:value-type="float">
            <text:p>0,18845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934" calcext:value-type="float">
            <text:p>27,934</text:p>
          </table:table-cell>
          <table:table-cell office:value-type="float" office:value="0.1897254" calcext:value-type="float">
            <text:p>0,18972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236" calcext:value-type="float">
            <text:p>28,236</text:p>
          </table:table-cell>
          <table:table-cell office:value-type="float" office:value="0.1897254" calcext:value-type="float">
            <text:p>0,18972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539" calcext:value-type="float">
            <text:p>28,539</text:p>
          </table:table-cell>
          <table:table-cell office:value-type="float" office:value="0.1806021" calcext:value-type="float">
            <text:p>0,18060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841" calcext:value-type="float">
            <text:p>28,841</text:p>
          </table:table-cell>
          <table:table-cell office:value-type="float" office:value="0.1822698" calcext:value-type="float">
            <text:p>0,18226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143" calcext:value-type="float">
            <text:p>29,143</text:p>
          </table:table-cell>
          <table:table-cell office:value-type="float" office:value="0.1822698" calcext:value-type="float">
            <text:p>0,18226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446" calcext:value-type="float">
            <text:p>29,446</text:p>
          </table:table-cell>
          <table:table-cell office:value-type="float" office:value="0.1788363" calcext:value-type="float">
            <text:p>0,17883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748" calcext:value-type="float">
            <text:p>29,748</text:p>
          </table:table-cell>
          <table:table-cell office:value-type="float" office:value="0.1803078" calcext:value-type="float">
            <text:p>0,1803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9T18:52:59.392708861</dc:date>
    <meta:editing-duration>PT11M39S</meta:editing-duration>
    <meta:editing-cycles>2</meta:editing-cycles>
    <meta:generator>LibreOffice/6.0.7.3$Linux_X86_64 LibreOffice_project/00m0$Build-3</meta:generator>
    <meta:document-statistic meta:table-count="1" meta:cell-count="2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696cm" svg:height="9cm" xlink:href=".." xlink:type="simple" chart:class="chart:line" chart:style-name="ch1">
        <chart:legend chart:legend-position="end" svg:x="27.399cm" svg:y="4.201cm" style:legend-expansion="high" chart:style-name="ch2"/>
        <chart:plot-area chart:style-name="ch3" table:cell-range-address="output.B1:output.C100" chart:data-source-has-labels="both" svg:x="0.593cm" svg:y="0.18cm" svg:width="26.213cm" svg:height="8.64cm">
          <chartooo:coordinate-region svg:x="1.334cm" svg:y="0.379cm" svg:width="25.472cm" svg:height="8.242cm"/>
          <chart:axis chart:dimension="x" chart:name="primary-x" chart:style-name="ch4" chartooo:axis-type="auto">
            <chartooo:date-scale/>
            <chart:categories table:cell-range-address="output.B2:output.B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C2:output.C100" chart:label-cell-address="output.C1:output.C1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erza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float" office:value="0.115">
                <text:p>0.115</text:p>
                <draw:g>
                  <svg:desc>output.B2:output.B100</svg:desc>
                </draw:g>
              </table:table-cell>
              <table:table-cell office:value-type="float" office:value="-1.0638945">
                <text:p>-1.0638945</text:p>
                <draw:g>
                  <svg:desc>output.C2:output.C100</svg:desc>
                </draw:g>
              </table:table-cell>
            </table:table-row>
            <table:table-row>
              <table:table-cell office:value-type="float" office:value="0.418">
                <text:p>0.418</text:p>
              </table:table-cell>
              <table:table-cell office:value-type="float" office:value="-1.0910682">
                <text:p>-1.0910682</text:p>
              </table:table-cell>
            </table:table-row>
            <table:table-row>
              <table:table-cell office:value-type="float" office:value="0.721">
                <text:p>0.721</text:p>
              </table:table-cell>
              <table:table-cell office:value-type="float" office:value="-1.11834">
                <text:p>-1.11834</text:p>
              </table:table-cell>
            </table:table-row>
            <table:table-row>
              <table:table-cell office:value-type="float" office:value="1.024">
                <text:p>1.024</text:p>
              </table:table-cell>
              <table:table-cell office:value-type="float" office:value="-1.1416878">
                <text:p>-1.1416878</text:p>
              </table:table-cell>
            </table:table-row>
            <table:table-row>
              <table:table-cell office:value-type="float" office:value="1.327">
                <text:p>1.327</text:p>
              </table:table-cell>
              <table:table-cell office:value-type="float" office:value="-1.1479662">
                <text:p>-1.1479662</text:p>
              </table:table-cell>
            </table:table-row>
            <table:table-row>
              <table:table-cell office:value-type="float" office:value="1.629">
                <text:p>1.629</text:p>
              </table:table-cell>
              <table:table-cell office:value-type="float" office:value="-0.8514099">
                <text:p>-0.8514099</text:p>
              </table:table-cell>
            </table:table-row>
            <table:table-row>
              <table:table-cell office:value-type="float" office:value="1.932">
                <text:p>1.932</text:p>
              </table:table-cell>
              <table:table-cell office:value-type="float" office:value="4.5010242">
                <text:p>4.5010242</text:p>
              </table:table-cell>
            </table:table-row>
            <table:table-row>
              <table:table-cell office:value-type="float" office:value="2.234">
                <text:p>2.234</text:p>
              </table:table-cell>
              <table:table-cell office:value-type="float" office:value="7.3819269">
                <text:p>7.3819269</text:p>
              </table:table-cell>
            </table:table-row>
            <table:table-row>
              <table:table-cell office:value-type="float" office:value="2.536">
                <text:p>2.536</text:p>
              </table:table-cell>
              <table:table-cell office:value-type="float" office:value="1.5271227">
                <text:p>1.5271227</text:p>
              </table:table-cell>
            </table:table-row>
            <table:table-row>
              <table:table-cell office:value-type="float" office:value="2.839">
                <text:p>2.839</text:p>
              </table:table-cell>
              <table:table-cell office:value-type="float" office:value="0.5263065">
                <text:p>0.5263065</text:p>
              </table:table-cell>
            </table:table-row>
            <table:table-row>
              <table:table-cell office:value-type="float" office:value="3.141">
                <text:p>3.141</text:p>
              </table:table-cell>
              <table:table-cell office:value-type="float" office:value="0.4543992">
                <text:p>0.4543992</text:p>
              </table:table-cell>
            </table:table-row>
            <table:table-row>
              <table:table-cell office:value-type="float" office:value="3.443">
                <text:p>3.443</text:p>
              </table:table-cell>
              <table:table-cell office:value-type="float" office:value="0.4409595">
                <text:p>0.4409595</text:p>
              </table:table-cell>
            </table:table-row>
            <table:table-row>
              <table:table-cell office:value-type="float" office:value="3.745">
                <text:p>3.745</text:p>
              </table:table-cell>
              <table:table-cell office:value-type="float" office:value="0.4403709">
                <text:p>0.4403709</text:p>
              </table:table-cell>
            </table:table-row>
            <table:table-row>
              <table:table-cell office:value-type="float" office:value="4.048">
                <text:p>4.048</text:p>
              </table:table-cell>
              <table:table-cell office:value-type="float" office:value="0.4516524">
                <text:p>0.4516524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4686237">
                <text:p>0.4686237</text:p>
              </table:table-cell>
            </table:table-row>
            <table:table-row>
              <table:table-cell office:value-type="float" office:value="4.652">
                <text:p>4.652</text:p>
              </table:table-cell>
              <table:table-cell office:value-type="float" office:value="0.4831425">
                <text:p>0.4831425</text:p>
              </table:table-cell>
            </table:table-row>
            <table:table-row>
              <table:table-cell office:value-type="float" office:value="4.954">
                <text:p>4.954</text:p>
              </table:table-cell>
              <table:table-cell office:value-type="float" office:value="0.4927563">
                <text:p>0.4927563</text:p>
              </table:table-cell>
            </table:table-row>
            <table:table-row>
              <table:table-cell office:value-type="float" office:value="5.257">
                <text:p>5.257</text:p>
              </table:table-cell>
              <table:table-cell office:value-type="float" office:value="0.5018796">
                <text:p>0.5018796</text:p>
              </table:table-cell>
            </table:table-row>
            <table:table-row>
              <table:table-cell office:value-type="float" office:value="5.559">
                <text:p>5.559</text:p>
              </table:table-cell>
              <table:table-cell office:value-type="float" office:value="0.4752945">
                <text:p>0.4752945</text:p>
              </table:table-cell>
            </table:table-row>
            <table:table-row>
              <table:table-cell office:value-type="float" office:value="5.861">
                <text:p>5.861</text:p>
              </table:table-cell>
              <table:table-cell office:value-type="float" office:value="0.434583">
                <text:p>0.434583</text:p>
              </table:table-cell>
            </table:table-row>
            <table:table-row>
              <table:table-cell office:value-type="float" office:value="6.163">
                <text:p>6.163</text:p>
              </table:table-cell>
              <table:table-cell office:value-type="float" office:value="0.4185927">
                <text:p>0.4185927</text:p>
              </table:table-cell>
            </table:table-row>
            <table:table-row>
              <table:table-cell office:value-type="float" office:value="6.466">
                <text:p>6.466</text:p>
              </table:table-cell>
              <table:table-cell office:value-type="float" office:value="0.4144725">
                <text:p>0.4144725</text:p>
              </table:table-cell>
            </table:table-row>
            <table:table-row>
              <table:table-cell office:value-type="float" office:value="6.768">
                <text:p>6.768</text:p>
              </table:table-cell>
              <table:table-cell office:value-type="float" office:value="0.4206528">
                <text:p>0.4206528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0.4197699">
                <text:p>0.4197699</text:p>
              </table:table-cell>
            </table:table-row>
            <table:table-row>
              <table:table-cell office:value-type="float" office:value="7.373">
                <text:p>7.373</text:p>
              </table:table-cell>
              <table:table-cell office:value-type="float" office:value="0.4269312">
                <text:p>0.4269312</text:p>
              </table:table-cell>
            </table:table-row>
            <table:table-row>
              <table:table-cell office:value-type="float" office:value="7.675">
                <text:p>7.675</text:p>
              </table:table-cell>
              <table:table-cell office:value-type="float" office:value="0.4384089">
                <text:p>0.4384089</text:p>
              </table:table-cell>
            </table:table-row>
            <table:table-row>
              <table:table-cell office:value-type="float" office:value="7.978">
                <text:p>7.978</text:p>
              </table:table-cell>
              <table:table-cell office:value-type="float" office:value="0.452241">
                <text:p>0.452241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0.46107">
                <text:p>0.46107</text:p>
              </table:table-cell>
            </table:table-row>
            <table:table-row>
              <table:table-cell office:value-type="float" office:value="8.582">
                <text:p>8.582</text:p>
              </table:table-cell>
              <table:table-cell office:value-type="float" office:value="0.3300084">
                <text:p>0.3300084</text:p>
              </table:table-cell>
            </table:table-row>
            <table:table-row>
              <table:table-cell office:value-type="float" office:value="8.885">
                <text:p>8.885</text:p>
              </table:table-cell>
              <table:table-cell office:value-type="float" office:value="-0.2345571">
                <text:p>-0.2345571</text:p>
              </table:table-cell>
            </table:table-row>
            <table:table-row>
              <table:table-cell office:value-type="float" office:value="9.187">
                <text:p>9.187</text:p>
              </table:table-cell>
              <table:table-cell office:value-type="float" office:value="-0.3864159">
                <text:p>-0.3864159</text:p>
              </table:table-cell>
            </table:table-row>
            <table:table-row>
              <table:table-cell office:value-type="float" office:value="9.489">
                <text:p>9.489</text:p>
              </table:table-cell>
              <table:table-cell office:value-type="float" office:value="-0.3003822">
                <text:p>-0.3003822</text:p>
              </table:table-cell>
            </table:table-row>
            <table:table-row>
              <table:table-cell office:value-type="float" office:value="9.792">
                <text:p>9.792</text:p>
              </table:table-cell>
              <table:table-cell office:value-type="float" office:value="-0.2205288">
                <text:p>-0.2205288</text:p>
              </table:table-cell>
            </table:table-row>
            <table:table-row>
              <table:table-cell office:value-type="float" office:value="10.094">
                <text:p>10.094</text:p>
              </table:table-cell>
              <table:table-cell office:value-type="float" office:value="-0.1519569">
                <text:p>-0.1519569</text:p>
              </table:table-cell>
            </table:table-row>
            <table:table-row>
              <table:table-cell office:value-type="float" office:value="10.396">
                <text:p>10.396</text:p>
              </table:table-cell>
              <table:table-cell office:value-type="float" office:value="-0.0750465">
                <text:p>-0.0750465</text:p>
              </table:table-cell>
            </table:table-row>
            <table:table-row>
              <table:table-cell office:value-type="float" office:value="10.699">
                <text:p>10.699</text:p>
              </table:table-cell>
              <table:table-cell office:value-type="float" office:value="-0.0115758">
                <text:p>-0.0115758</text:p>
              </table:table-cell>
            </table:table-row>
            <table:table-row>
              <table:table-cell office:value-type="float" office:value="11.001">
                <text:p>11.001</text:p>
              </table:table-cell>
              <table:table-cell office:value-type="float" office:value="0.0601353">
                <text:p>0.0601353</text:p>
              </table:table-cell>
            </table:table-row>
            <table:table-row>
              <table:table-cell office:value-type="float" office:value="11.303">
                <text:p>11.303</text:p>
              </table:table-cell>
              <table:table-cell office:value-type="float" office:value="0.1168371">
                <text:p>0.1168371</text:p>
              </table:table-cell>
            </table:table-row>
            <table:table-row>
              <table:table-cell office:value-type="float" office:value="11.606">
                <text:p>11.606</text:p>
              </table:table-cell>
              <table:table-cell office:value-type="float" office:value="0.1650042">
                <text:p>0.1650042</text:p>
              </table:table-cell>
            </table:table-row>
            <table:table-row>
              <table:table-cell office:value-type="float" office:value="11.908">
                <text:p>11.908</text:p>
              </table:table-cell>
              <table:table-cell office:value-type="float" office:value="0.206991">
                <text:p>0.206991</text:p>
              </table:table-cell>
            </table:table-row>
            <table:table-row>
              <table:table-cell office:value-type="float" office:value="12.211">
                <text:p>12.211</text:p>
              </table:table-cell>
              <table:table-cell office:value-type="float" office:value="0.2353419">
                <text:p>0.2353419</text:p>
              </table:table-cell>
            </table:table-row>
            <table:table-row>
              <table:table-cell office:value-type="float" office:value="12.513">
                <text:p>12.513</text:p>
              </table:table-cell>
              <table:table-cell office:value-type="float" office:value="0.258984">
                <text:p>0.258984</text:p>
              </table:table-cell>
            </table:table-row>
            <table:table-row>
              <table:table-cell office:value-type="float" office:value="12.815">
                <text:p>12.815</text:p>
              </table:table-cell>
              <table:table-cell office:value-type="float" office:value="0.2777211">
                <text:p>0.2777211</text:p>
              </table:table-cell>
            </table:table-row>
            <table:table-row>
              <table:table-cell office:value-type="float" office:value="13.118">
                <text:p>13.118</text:p>
              </table:table-cell>
              <table:table-cell office:value-type="float" office:value="0.2931228">
                <text:p>0.2931228</text:p>
              </table:table-cell>
            </table:table-row>
            <table:table-row>
              <table:table-cell office:value-type="float" office:value="13.42">
                <text:p>13.42</text:p>
              </table:table-cell>
              <table:table-cell office:value-type="float" office:value="0.2984202">
                <text:p>0.2984202</text:p>
              </table:table-cell>
            </table:table-row>
            <table:table-row>
              <table:table-cell office:value-type="float" office:value="13.722">
                <text:p>13.722</text:p>
              </table:table-cell>
              <table:table-cell office:value-type="float" office:value="0.305091">
                <text:p>0.305091</text:p>
              </table:table-cell>
            </table:table-row>
            <table:table-row>
              <table:table-cell office:value-type="float" office:value="14.025">
                <text:p>14.025</text:p>
              </table:table-cell>
              <table:table-cell office:value-type="float" office:value="0.3063663">
                <text:p>0.3063663</text:p>
              </table:table-cell>
            </table:table-row>
            <table:table-row>
              <table:table-cell office:value-type="float" office:value="14.327">
                <text:p>14.327</text:p>
              </table:table-cell>
              <table:table-cell office:value-type="float" office:value="0.3044043">
                <text:p>0.3044043</text:p>
              </table:table-cell>
            </table:table-row>
            <table:table-row>
              <table:table-cell office:value-type="float" office:value="14.63">
                <text:p>14.63</text:p>
              </table:table-cell>
              <table:table-cell office:value-type="float" office:value="0.3033252">
                <text:p>0.3033252</text:p>
              </table:table-cell>
            </table:table-row>
            <table:table-row>
              <table:table-cell office:value-type="float" office:value="14.932">
                <text:p>14.932</text:p>
              </table:table-cell>
              <table:table-cell office:value-type="float" office:value="0.2987145">
                <text:p>0.2987145</text:p>
              </table:table-cell>
            </table:table-row>
            <table:table-row>
              <table:table-cell office:value-type="float" office:value="15.234">
                <text:p>15.234</text:p>
              </table:table-cell>
              <table:table-cell office:value-type="float" office:value="0.2948886">
                <text:p>0.2948886</text:p>
              </table:table-cell>
            </table:table-row>
            <table:table-row>
              <table:table-cell office:value-type="float" office:value="15.537">
                <text:p>15.537</text:p>
              </table:table-cell>
              <table:table-cell office:value-type="float" office:value="0.2949867">
                <text:p>0.2949867</text:p>
              </table:table-cell>
            </table:table-row>
            <table:table-row>
              <table:table-cell office:value-type="float" office:value="15.839">
                <text:p>15.839</text:p>
              </table:table-cell>
              <table:table-cell office:value-type="float" office:value="0.2911608">
                <text:p>0.2911608</text:p>
              </table:table-cell>
            </table:table-row>
            <table:table-row>
              <table:table-cell office:value-type="float" office:value="16.141">
                <text:p>16.141</text:p>
              </table:table-cell>
              <table:table-cell office:value-type="float" office:value="0.2883159">
                <text:p>0.2883159</text:p>
              </table:table-cell>
            </table:table-row>
            <table:table-row>
              <table:table-cell office:value-type="float" office:value="16.444">
                <text:p>16.444</text:p>
              </table:table-cell>
              <table:table-cell office:value-type="float" office:value="0.2886102">
                <text:p>0.2886102</text:p>
              </table:table-cell>
            </table:table-row>
            <table:table-row>
              <table:table-cell office:value-type="float" office:value="16.746">
                <text:p>16.746</text:p>
              </table:table-cell>
              <table:table-cell office:value-type="float" office:value="0.2820375">
                <text:p>0.2820375</text:p>
              </table:table-cell>
            </table:table-row>
            <table:table-row>
              <table:table-cell office:value-type="float" office:value="17.049">
                <text:p>17.049</text:p>
              </table:table-cell>
              <table:table-cell office:value-type="float" office:value="0.2819394">
                <text:p>0.2819394</text:p>
              </table:table-cell>
            </table:table-row>
            <table:table-row>
              <table:table-cell office:value-type="float" office:value="17.351">
                <text:p>17.351</text:p>
              </table:table-cell>
              <table:table-cell office:value-type="float" office:value="0.2801736">
                <text:p>0.2801736</text:p>
              </table:table-cell>
            </table:table-row>
            <table:table-row>
              <table:table-cell office:value-type="float" office:value="17.653">
                <text:p>17.653</text:p>
              </table:table-cell>
              <table:table-cell office:value-type="float" office:value="0.2788983">
                <text:p>0.2788983</text:p>
              </table:table-cell>
            </table:table-row>
            <table:table-row>
              <table:table-cell office:value-type="float" office:value="17.955">
                <text:p>17.955</text:p>
              </table:table-cell>
              <table:table-cell office:value-type="float" office:value="0.2753667">
                <text:p>0.2753667</text:p>
              </table:table-cell>
            </table:table-row>
            <table:table-row>
              <table:table-cell office:value-type="float" office:value="18.258">
                <text:p>18.258</text:p>
              </table:table-cell>
              <table:table-cell office:value-type="float" office:value="0.2740914">
                <text:p>0.2740914</text:p>
              </table:table-cell>
            </table:table-row>
            <table:table-row>
              <table:table-cell office:value-type="float" office:value="18.56">
                <text:p>18.56</text:p>
              </table:table-cell>
              <table:table-cell office:value-type="float" office:value="0.2726199">
                <text:p>0.2726199</text:p>
              </table:table-cell>
            </table:table-row>
            <table:table-row>
              <table:table-cell office:value-type="float" office:value="18.862">
                <text:p>18.862</text:p>
              </table:table-cell>
              <table:table-cell office:value-type="float" office:value="0.2645757">
                <text:p>0.2645757</text:p>
              </table:table-cell>
            </table:table-row>
            <table:table-row>
              <table:table-cell office:value-type="float" office:value="19.165">
                <text:p>19.165</text:p>
              </table:table-cell>
              <table:table-cell office:value-type="float" office:value="0.2639871">
                <text:p>0.2639871</text:p>
              </table:table-cell>
            </table:table-row>
            <table:table-row>
              <table:table-cell office:value-type="float" office:value="19.467">
                <text:p>19.467</text:p>
              </table:table-cell>
              <table:table-cell office:value-type="float" office:value="0.2595726">
                <text:p>0.2595726</text:p>
              </table:table-cell>
            </table:table-row>
            <table:table-row>
              <table:table-cell office:value-type="float" office:value="19.77">
                <text:p>19.77</text:p>
              </table:table-cell>
              <table:table-cell office:value-type="float" office:value="0.2536866">
                <text:p>0.2536866</text:p>
              </table:table-cell>
            </table:table-row>
            <table:table-row>
              <table:table-cell office:value-type="float" office:value="20.072">
                <text:p>20.072</text:p>
              </table:table-cell>
              <table:table-cell office:value-type="float" office:value="0.2519208">
                <text:p>0.2519208</text:p>
              </table:table-cell>
            </table:table-row>
            <table:table-row>
              <table:table-cell office:value-type="float" office:value="20.374">
                <text:p>20.374</text:p>
              </table:table-cell>
              <table:table-cell office:value-type="float" office:value="0.2513322">
                <text:p>0.2513322</text:p>
              </table:table-cell>
            </table:table-row>
            <table:table-row>
              <table:table-cell office:value-type="float" office:value="20.677">
                <text:p>20.677</text:p>
              </table:table-cell>
              <table:table-cell office:value-type="float" office:value="0.2490759">
                <text:p>0.2490759</text:p>
              </table:table-cell>
            </table:table-row>
            <table:table-row>
              <table:table-cell office:value-type="float" office:value="20.979">
                <text:p>20.979</text:p>
              </table:table-cell>
              <table:table-cell office:value-type="float" office:value="0.2477025">
                <text:p>0.2477025</text:p>
              </table:table-cell>
            </table:table-row>
            <table:table-row>
              <table:table-cell office:value-type="float" office:value="21.281">
                <text:p>21.281</text:p>
              </table:table-cell>
              <table:table-cell office:value-type="float" office:value="0.2401488">
                <text:p>0.2401488</text:p>
              </table:table-cell>
            </table:table-row>
            <table:table-row>
              <table:table-cell office:value-type="float" office:value="21.584">
                <text:p>21.584</text:p>
              </table:table-cell>
              <table:table-cell office:value-type="float" office:value="0.2371077">
                <text:p>0.2371077</text:p>
              </table:table-cell>
            </table:table-row>
            <table:table-row>
              <table:table-cell office:value-type="float" office:value="21.886">
                <text:p>21.886</text:p>
              </table:table-cell>
              <table:table-cell office:value-type="float" office:value="0.2338704">
                <text:p>0.2338704</text:p>
              </table:table-cell>
            </table:table-row>
            <table:table-row>
              <table:table-cell office:value-type="float" office:value="22.189">
                <text:p>22.189</text:p>
              </table:table-cell>
              <table:table-cell office:value-type="float" office:value="0.2276901">
                <text:p>0.2276901</text:p>
              </table:table-cell>
            </table:table-row>
            <table:table-row>
              <table:table-cell office:value-type="float" office:value="22.491">
                <text:p>22.491</text:p>
              </table:table-cell>
              <table:table-cell office:value-type="float" office:value="0.2267091">
                <text:p>0.2267091</text:p>
              </table:table-cell>
            </table:table-row>
            <table:table-row>
              <table:table-cell office:value-type="float" office:value="22.793">
                <text:p>22.793</text:p>
              </table:table-cell>
              <table:table-cell office:value-type="float" office:value="0.227592">
                <text:p>0.227592</text:p>
              </table:table-cell>
            </table:table-row>
            <table:table-row>
              <table:table-cell office:value-type="float" office:value="23.096">
                <text:p>23.096</text:p>
              </table:table-cell>
              <table:table-cell office:value-type="float" office:value="0.2213136">
                <text:p>0.2213136</text:p>
              </table:table-cell>
            </table:table-row>
            <table:table-row>
              <table:table-cell office:value-type="float" office:value="23.398">
                <text:p>23.398</text:p>
              </table:table-cell>
              <table:table-cell office:value-type="float" office:value="0.2198421">
                <text:p>0.2198421</text:p>
              </table:table-cell>
            </table:table-row>
            <table:table-row>
              <table:table-cell office:value-type="float" office:value="23.701">
                <text:p>23.701</text:p>
              </table:table-cell>
              <table:table-cell office:value-type="float" office:value="0.2166048">
                <text:p>0.2166048</text:p>
              </table:table-cell>
            </table:table-row>
            <table:table-row>
              <table:table-cell office:value-type="float" office:value="24.003">
                <text:p>24.003</text:p>
              </table:table-cell>
              <table:table-cell office:value-type="float" office:value="0.2114055">
                <text:p>0.2114055</text:p>
              </table:table-cell>
            </table:table-row>
            <table:table-row>
              <table:table-cell office:value-type="float" office:value="24.305">
                <text:p>24.305</text:p>
              </table:table-cell>
              <table:table-cell office:value-type="float" office:value="0.2084625">
                <text:p>0.2084625</text:p>
              </table:table-cell>
            </table:table-row>
            <table:table-row>
              <table:table-cell office:value-type="float" office:value="24.608">
                <text:p>24.608</text:p>
              </table:table-cell>
              <table:table-cell office:value-type="float" office:value="0.2090511">
                <text:p>0.2090511</text:p>
              </table:table-cell>
            </table:table-row>
            <table:table-row>
              <table:table-cell office:value-type="float" office:value="24.91">
                <text:p>24.91</text:p>
              </table:table-cell>
              <table:table-cell office:value-type="float" office:value="0.2063043">
                <text:p>0.2063043</text:p>
              </table:table-cell>
            </table:table-row>
            <table:table-row>
              <table:table-cell office:value-type="float" office:value="25.213">
                <text:p>25.213</text:p>
              </table:table-cell>
              <table:table-cell office:value-type="float" office:value="0.2010069">
                <text:p>0.2010069</text:p>
              </table:table-cell>
            </table:table-row>
            <table:table-row>
              <table:table-cell office:value-type="float" office:value="25.515">
                <text:p>25.515</text:p>
              </table:table-cell>
              <table:table-cell office:value-type="float" office:value="0.2037537">
                <text:p>0.2037537</text:p>
              </table:table-cell>
            </table:table-row>
            <table:table-row>
              <table:table-cell office:value-type="float" office:value="25.817">
                <text:p>25.817</text:p>
              </table:table-cell>
              <table:table-cell office:value-type="float" office:value="0.2048328">
                <text:p>0.2048328</text:p>
              </table:table-cell>
            </table:table-row>
            <table:table-row>
              <table:table-cell office:value-type="float" office:value="26.12">
                <text:p>26.12</text:p>
              </table:table-cell>
              <table:table-cell office:value-type="float" office:value="0.1958076">
                <text:p>0.1958076</text:p>
              </table:table-cell>
            </table:table-row>
            <table:table-row>
              <table:table-cell office:value-type="float" office:value="26.422">
                <text:p>26.422</text:p>
              </table:table-cell>
              <table:table-cell office:value-type="float" office:value="0.1948266">
                <text:p>0.1948266</text:p>
              </table:table-cell>
            </table:table-row>
            <table:table-row>
              <table:table-cell office:value-type="float" office:value="26.724">
                <text:p>26.724</text:p>
              </table:table-cell>
              <table:table-cell office:value-type="float" office:value="0.197181">
                <text:p>0.197181</text:p>
              </table:table-cell>
            </table:table-row>
            <table:table-row>
              <table:table-cell office:value-type="float" office:value="27.027">
                <text:p>27.027</text:p>
              </table:table-cell>
              <table:table-cell office:value-type="float" office:value="0.1956114">
                <text:p>0.1956114</text:p>
              </table:table-cell>
            </table:table-row>
            <table:table-row>
              <table:table-cell office:value-type="float" office:value="27.329">
                <text:p>27.329</text:p>
              </table:table-cell>
              <table:table-cell office:value-type="float" office:value="0.1916874">
                <text:p>0.1916874</text:p>
              </table:table-cell>
            </table:table-row>
            <table:table-row>
              <table:table-cell office:value-type="float" office:value="27.631">
                <text:p>27.631</text:p>
              </table:table-cell>
              <table:table-cell office:value-type="float" office:value="0.1884501">
                <text:p>0.1884501</text:p>
              </table:table-cell>
            </table:table-row>
            <table:table-row>
              <table:table-cell office:value-type="float" office:value="27.934">
                <text:p>27.934</text:p>
              </table:table-cell>
              <table:table-cell office:value-type="float" office:value="0.1897254">
                <text:p>0.1897254</text:p>
              </table:table-cell>
            </table:table-row>
            <table:table-row>
              <table:table-cell office:value-type="float" office:value="28.236">
                <text:p>28.236</text:p>
              </table:table-cell>
              <table:table-cell office:value-type="float" office:value="0.1897254">
                <text:p>0.1897254</text:p>
              </table:table-cell>
            </table:table-row>
            <table:table-row>
              <table:table-cell office:value-type="float" office:value="28.539">
                <text:p>28.539</text:p>
              </table:table-cell>
              <table:table-cell office:value-type="float" office:value="0.1806021">
                <text:p>0.1806021</text:p>
              </table:table-cell>
            </table:table-row>
            <table:table-row>
              <table:table-cell office:value-type="float" office:value="28.841">
                <text:p>28.841</text:p>
              </table:table-cell>
              <table:table-cell office:value-type="float" office:value="0.1822698">
                <text:p>0.1822698</text:p>
              </table:table-cell>
            </table:table-row>
            <table:table-row>
              <table:table-cell office:value-type="float" office:value="29.143">
                <text:p>29.143</text:p>
              </table:table-cell>
              <table:table-cell office:value-type="float" office:value="0.1822698">
                <text:p>0.1822698</text:p>
              </table:table-cell>
            </table:table-row>
            <table:table-row>
              <table:table-cell office:value-type="float" office:value="29.446">
                <text:p>29.446</text:p>
              </table:table-cell>
              <table:table-cell office:value-type="float" office:value="0.1788363">
                <text:p>0.1788363</text:p>
              </table:table-cell>
            </table:table-row>
            <table:table-row>
              <table:table-cell office:value-type="float" office:value="29.748">
                <text:p>29.748</text:p>
              </table:table-cell>
              <table:table-cell office:value-type="float" office:value="0.1803078">
                <text:p>0.1803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